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3E0000002E8D14A8D8B72E2161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9f9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stroke="none" draw:fill="none" draw:fill-color="#00cc99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2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0.32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3" style:family="presentation" style:parent-style-name="Predeterminado-notes">
      <style:graphic-properties draw:fill-color="#ffffff" fo:min-height="11.429cm"/>
      <style:paragraph-properties style:writing-mode="lr-tb"/>
    </style:style>
    <style:style style:name="pr4" style:family="presentation" style:parent-style-name="Predeterminado-subtitle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5" style:family="presentation" style:parent-style-name="Predeterminado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3.71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6" style:family="presentation" style:parent-style-name="Predeterminado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2.864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7" style:family="presentation" style:parent-style-name="Predeterminado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2.652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8" style:family="presentation" style:parent-style-name="Predeterminado-outline1">
      <style:graphic-properties draw:stroke="none" draw:fill="none" draw:fill-color="#00cc99" draw:textarea-horizontal-align="justify" draw:textarea-vertical-align="top" draw:auto-grow-height="false" draw:auto-grow-width="false" draw:fit-to-size="shrink-to-fit" style:shrink-to-fit="true" fo:min-height="12.44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cc99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423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.952cm" fo:margin-right="0cm" fo:margin-top="0.423cm" fo:margin-bottom="0cm" fo:text-align="center" fo:text-indent="-0.952cm"/>
    </style:style>
    <style:style style:name="T1" style:family="text">
      <style:text-properties fo:color="#1f1f7d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ddddff" fo:font-size="48pt" style:font-name-asian="Times New Roman" style:font-size-asian="48pt" style:font-name-complex="Times New Roman" style:font-size-complex="48pt"/>
    </style:style>
    <style:style style:name="T3" style:family="text">
      <style:text-properties fo:color="#ddddff" fo:font-size="48pt" style:font-size-asian="48pt" style:font-size-complex="48pt"/>
    </style:style>
    <style:style style:name="T4" style:family="text">
      <style:text-properties fo:color="#ddddff" fo:font-size="48pt" fo:language="en" fo:country="US" style:font-size-asian="48pt" style:language-asian="en" style:country-asian="US" style:font-size-complex="48pt" style:language-complex="en" style:country-complex="US"/>
    </style:style>
    <text:list-style style:name="L1">
      <text:list-level-style-number text:level="1" style:num-format="">
        <style:list-level-properties/>
        <style:text-properties fo:color="#1f1f7d" fo:font-size="100%"/>
      </text:list-level-style-number>
    </text:list-style>
    <text:list-style style:name="L2">
      <text:list-level-style-number text:level="1" style:num-format="">
        <style:list-level-properties/>
        <style:text-properties fo:color="#ddddff" fo:font-size="100%"/>
      </text:list-level-style-number>
      <text:list-level-style-bullet text:level="2" text:bullet-char="–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dddd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Amazing Grace" draw:style-name="dp1" draw:master-page-name="Predeterminado" presentation:presentation-page-layout-name="AL1T0">
        <draw:frame presentation:style-name="pr1" draw:text-style-name="P2" draw:layer="layout" svg:width="21.59cm" svg:height="3.175cm" svg:x="1.905cm" svg:y="1.057cm" presentation:class="title" presentation:user-transformed="true">
          <draw:text-box>
            <text:list text:style-name="L1">
              <text:list-header>
                <text:p text:style-name="P1"><text:span text:style-name="T1">Amazing Grace</text:span></text:p>
              </text:list-header>
            </text:list>
          </draw:text-box>
        </draw:frame>
        <draw:frame presentation:style-name="pr2" draw:text-style-name="P2" draw:layer="layout" svg:width="23.072cm" svg:height="10.584cm" svg:x="1.058cm" svg:y="6.138cm" presentation:class="subtitle" presentation:user-transformed="true">
          <draw:text-box>
            <text:list text:style-name="L2">
              <text:list-header>
                <text:p text:style-name="P3"><text:span text:style-name="T2">Amazing grace,</text:span></text:p>
                <text:p text:style-name="P3"><text:span text:style-name="T2">how sweet the sound</text:span></text:p>
                <text:p text:style-name="P3"><text:span text:style-name="T2">That saved a wretch like 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Predeterminado" presentation:presentation-page-layout-name="AL1T0">
        <draw:frame presentation:style-name="pr4" draw:text-style-name="P2" draw:layer="layout" svg:width="23.072cm" svg:height="11.43cm" svg:x="1.058cm" svg:y="4.022cm" presentation:class="subtitle" presentation:user-transformed="true">
          <draw:text-box>
            <text:list text:style-name="L2">
              <text:list-header>
                <text:p text:style-name="P3"><text:span text:style-name="T3">I once was lost</text:span></text:p>
                <text:p text:style-name="P3"><text:span text:style-name="T3">but now am found</text:span></text:p>
                <text:p text:style-name="P3"><text:span text:style-name="T3">Was blind but now I se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5" draw:text-style-name="P2" draw:layer="layout" svg:width="21.59cm" svg:height="13.97cm" svg:x="1.905cm" svg:y="2.963cm" presentation:class="outline" presentation:user-transformed="true">
          <draw:text-box>
            <text:list text:style-name="L3">
              <text:list-header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text-style-name="P2" draw:layer="layout" svg:width="21.59cm" svg:height="13.123cm" svg:x="1.905cm" svg:y="3.809cm" presentation:class="outline" presentation:user-transformed="true">
          <draw:text-box>
            <text:list text:style-name="L3">
              <text:list-header>
                <text:p text:style-name="P5"><text:span text:style-name="T4">‘</text:span><text:span text:style-name="T4">Twas grace that taught</text:span></text:p>
                <text:p text:style-name="P5"><text:span text:style-name="T4">my heart to fear</text:span></text:p>
                <text:p text:style-name="P5"><text:span text:style-name="T4">And grace my fears relieve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text-style-name="P2" draw:layer="layout" svg:width="21.59cm" svg:height="13.123cm" svg:x="1.905cm" svg:y="3.809cm" presentation:class="outline" presentation:user-transformed="true">
          <draw:text-box>
            <text:list text:style-name="L3">
              <text:list-header>
                <text:p text:style-name="P5"><text:span text:style-name="T3">How precious did</text:span></text:p>
                <text:p text:style-name="P5"><text:span text:style-name="T3">that grace appear</text:span></text:p>
                <text:p text:style-name="P5"><text:span text:style-name="T3">The hour I first believed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5" draw:text-style-name="P2" draw:layer="layout" svg:width="21.59cm" svg:height="13.97cm" svg:x="1.905cm" svg:y="2.963cm" presentation:class="outline" presentation:user-transformed="true">
          <draw:text-box>
            <text:list text:style-name="L3">
              <text:list-header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7" draw:text-style-name="P2" draw:layer="layout" svg:width="21.59cm" svg:height="12.911cm" svg:x="1.905cm" svg:y="4.021cm" presentation:class="outline" presentation:user-transformed="true">
          <draw:text-box>
            <text:list text:style-name="L3">
              <text:list-header>
                <text:p text:style-name="P5"><text:span text:style-name="T3">Through many dangers,</text:span></text:p>
                <text:p text:style-name="P5"><text:span text:style-name="T3">toils, and snares</text:span></text:p>
                <text:p text:style-name="P5"><text:span text:style-name="T3">I have already co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text-style-name="P2" draw:layer="layout" svg:width="21.59cm" svg:height="13.97cm" svg:x="1.905cm" svg:y="2.963cm" presentation:class="outline" presentation:user-transformed="true">
          <draw:text-box>
            <text:list text:style-name="L3">
              <text:list-header>
                <text:p text:style-name="P5"><text:span text:style-name="T4">‘</text:span><text:span text:style-name="T4">Tis grace hath brought</text:span></text:p>
                <text:p text:style-name="P5"><text:span text:style-name="T4">me safe thus far</text:span></text:p>
                <text:p text:style-name="P5"><text:span text:style-name="T4">And grace will lead me home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text-style-name="P2" draw:layer="layout" svg:width="21.59cm" svg:height="13.97cm" svg:x="1.905cm" svg:y="2.963cm" presentation:class="outline" presentation:user-transformed="true">
          <draw:text-box>
            <text:list text:style-name="L3">
              <text:list-header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6" draw:text-style-name="P2" draw:layer="layout" svg:width="21.59cm" svg:height="13.123cm" svg:x="1.905cm" svg:y="3.809cm" presentation:class="outline" presentation:user-transformed="true">
          <draw:text-box>
            <text:list text:style-name="L3">
              <text:list-header>
                <text:p text:style-name="P5"><text:span text:style-name="T3">When we’ve been there</text:span></text:p>
                <text:p text:style-name="P5"><text:span text:style-name="T3">ten thousand years</text:span></text:p>
                <text:p text:style-name="P5"><text:span text:style-name="T3">Bright shinning as the sun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8" draw:text-style-name="P2" draw:layer="layout" svg:width="21.59cm" svg:height="12.7cm" svg:x="1.905cm" svg:y="4.233cm" presentation:class="outline" presentation:user-transformed="true">
          <draw:text-box>
            <text:list text:style-name="L3">
              <text:list-header>
                <text:p text:style-name="P5"><text:span text:style-name="T3">We’ve no less days</text:span></text:p>
                <text:p text:style-name="P5"><text:span text:style-name="T3">To sing God’s praise</text:span></text:p>
                <text:p text:style-name="P5"><text:span text:style-name="T3">Than when we’ve first begun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text-style-name="P2" draw:layer="layout" svg:width="21.59cm" svg:height="13.97cm" svg:x="1.905cm" svg:y="2.963cm" presentation:class="outline" presentation:user-transformed="true">
          <draw:text-box>
            <text:list text:style-name="L3">
              <text:list-header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text-style-name="P2" draw:layer="layout" svg:width="21.59cm" svg:height="13.97cm" svg:x="1.905cm" svg:y="2.963cm" presentation:class="outline" presentation:user-transformed="true">
          <draw:text-box>
            <text:list text:style-name="L3">
              <text:list-header>
                <text:p text:style-name="P5"><text:span text:style-name="T3">Jesus loves me,</text:span></text:p>
                <text:p text:style-name="P5"><text:span text:style-name="T3">this I know</text:span></text:p>
                <text:p text:style-name="P5"><text:span text:style-name="T3">For the Bible</text:span></text:p>
                <text:p text:style-name="P5"><text:span text:style-name="T3">tells me so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6" draw:text-style-name="P2" draw:layer="layout" svg:width="21.59cm" svg:height="13.123cm" svg:x="1.905cm" svg:y="3.809cm" presentation:class="outline" presentation:user-transformed="true">
          <draw:text-box>
            <text:list text:style-name="L3">
              <text:list-header>
                <text:p text:style-name="P5"><text:span text:style-name="T3">Little ones</text:span></text:p>
                <text:p text:style-name="P5"><text:span text:style-name="T3">to Him belong</text:span></text:p>
                <text:p text:style-name="P5"><text:span text:style-name="T3">They are weak</text:span></text:p>
                <text:p text:style-name="P5"><text:span text:style-name="T3">but He is strong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text-style-name="P2" draw:layer="layout" svg:width="21.59cm" svg:height="13.97cm" svg:x="1.905cm" svg:y="2.963cm" presentation:class="outline" presentation:user-transformed="true">
          <draw:text-box>
            <text:list text:style-name="L3">
              <text:list-header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 (Alleluia Allelu)</text:span></text:p>
                <text:p text:style-name="P5"><text:span text:style-name="T4">Alleluia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000000003E0000002E8D14A8D8B72E2161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homa" style:font-family-asian="Tahoma" style:font-family-generic-asian="system" style:font-pitch-asian="variable" style:font-size-asian="24pt" style:font-style-asian="normal" style:font-weight-asian="normal" style:font-name-complex="TW-Kai" style:font-family-complex="TW-Kai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bitmap" draw:fill-color="#9f9fff" draw:fill-image-name="Bitmap_20_1" style:repeat="stretch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TW-Kai" style:font-family-complex="TW-Ka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TW-Kai" style:font-family-complex="TW-Ka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9f9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</style:style>
    <style:style style:name="MP6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7" style:family="paragraph">
      <style:paragraph-properties fo:margin-left="0cm" fo:margin-right="0cm" fo:text-align="center" fo:text-indent="0cm"/>
    </style:style>
    <style:style style:name="MP8" style:family="paragraph">
      <loext:graphic-properties draw:fill="none" draw:fill-color="#00cc99"/>
      <style:paragraph-properties fo:margin-left="0cm" fo:margin-right="0cm" fo:text-align="center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1.59cm" svg:height="3.175cm" svg:x="1.905cm" svg:y="1.692cm" presentation:class="title" presentation:placeholder="true">
        <draw:text-box/>
      </draw:frame>
      <draw:frame presentation:style-name="Predeterminado-outline1" draw:layer="backgroundobjects" svg:width="21.59cm" svg:height="11.43cm" svg:x="1.905cm" svg:y="5.503cm" presentation:class="outline" presentation:placeholder="true">
        <draw:text-box/>
      </draw:frame>
      <draw:frame draw:style-name="Mgr3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 text:style-name="MP5"><text:span text:style-name="MT1"><presentation:date-time/></text:span></text:p>
            </text:list-header>
          </text:list>
        </draw:text-box>
      </draw:frame>
      <draw:frame draw:style-name="Mgr3" draw:text-style-name="MP8" draw:layer="backgroundobjects" svg:width="8.044cm" svg:height="1.27cm" svg:x="8.678cm" svg:y="17.357cm" presentation:class="footer">
        <draw:text-box>
          <text:list text:style-name="ML1">
            <text:list-header>
              <text:p text:style-name="MP7"><text:span text:style-name="MT1"><presentation:footer/></text:span></text:p>
            </text:list-header>
          </text:list>
        </draw:text-box>
      </draw:frame>
      <draw:frame draw:style-name="Mgr3" draw:text-style-name="MP10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9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Be Glorified</dc:title>
    <meta:initial-creator>Scott Wardlaw</meta:initial-creator>
    <meta:creation-date>2001-12-04T04:03:26.671000000</meta:creation-date>
    <dc:creator>Scott Wardlaw</dc:creator>
    <dc:date>2002-02-11T02:50:01.453000000</dc:date>
    <meta:editing-cycles>2</meta:editing-cycles>
    <meta:editing-duration>PT29M3S</meta:editing-duration>
    <meta:document-statistic meta:object-count="63"/>
    <meta:generator>LibreOffice/6.4.1.2$Linux_x86 LibreOffice_project/40$Build-2</meta:generator>
  </office:meta>
</office:document-meta>
</file>